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2a1ef" officeooo:paragraph-rsid="0002a1ef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2a1ef" officeooo:paragraph-rsid="0002a1ef"/>
    </style:style>
    <style:style style:name="P3" style:family="paragraph" style:parent-style-name="Standard">
      <style:paragraph-properties fo:line-height="150%"/>
      <style:text-properties fo:font-weight="bold" officeooo:rsid="0002a1ef" officeooo:paragraph-rsid="0002a1ef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rsid="0002a1ef" officeooo:paragraph-rsid="0002a1e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38207" officeooo:paragraph-rsid="00038207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38207" officeooo:paragraph-rsid="0003b0d2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03b0d2" officeooo:paragraph-rsid="0003b0d2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38207"/>
    </style:style>
    <style:style style:name="T3" style:family="text">
      <style:text-properties officeooo:rsid="00038207"/>
    </style:style>
    <style:style style:name="T4" style:family="text">
      <style:text-properties officeooo:rsid="0003b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var Colina Pablo<text:tab/>310738134<text:tab/></text:p>
      <text:p text:style-name="P3">Planeación de sisitemas de Generación Eléctrica</text:p>
      <text:p text:style-name="P3">Ing. Ricardo Rubén Cruz Salinas</text:p>
      <text:p text:style-name="P3"/>
      <text:p text:style-name="P4">Ensayo Secciones 1.1 y 1.2 PRODESEN</text:p>
      <text:p text:style-name="P1"/>
      <text:p text:style-name="P2">En las secciones del <text:s/>Prodesen (Programa Nacional de Desarrollo del Sistema Eléctrico Nacional) se describe el marco legal y técnico de la generación de la energía eléctrica de nuestro país, desde sus comienzos, y su rápido <text:span text:style-name="T1">ascen</text:span><text:span text:style-name="T2">s</text:span><text:span text:style-name="T1">o</text:span>, la evolución <text:span text:style-name="T3">de la regularización y estandarización de los medios por los cuales la energía es obtenida, desde la primeras plantas hidroeléctricas hasta la construcción de la primera y única planta nuclear del país.</text:span></text:p>
      <text:p text:style-name="P6">En la lectura se pueden descubrir los mecanismos que tenemos actualmente para regular y preparar la generación de energía, <text:span text:style-name="T4">como la CRE (Comisión Reguladora de Energía) y el CENACE (Centro Nacional de Control de Energía),</text:span> como se relacionan entre ellos, cuáles son sus funciones, y el porqué éstos existen. <text:span text:style-name="T4">Que en forma condensada son organismos que regula, pronostican y vigilan la generación de energía. </text:span></text:p>
      <text:p text:style-name="P6">En la lectura se explica que la capacidad instalada de las plantas en los estados comenzaron con diferentes <text:span text:style-name="T4">t</text:span>ecnologías y con diferentes capacidades, por lo cual surge la necesidad de estandarizar y regular la generación en el país.</text:p>
      <text:p text:style-name="P5">Tener una red interco<text:span text:style-name="T4">n</text:span>ectada es importante porque se puede hacer una <text:span text:style-name="T4">p</text:span>lan<text:span text:style-name="T4">e</text:span>ación del despacho económico en las diferentes regiones con diferentes necesidades. En la actualidad éstos conceptos se pueden analizar, pero es interesante conocer cómo fué éste sistema <text:span text:style-name="T4">fué </text:span>montado desde sus inicios, con las diferentes dificultades que se pudieron presentar a lo largo de su implementación, y con las consecuentes normativas que deben implementarse para un manejo eficiente de los recursos energéticos.</text:p>
      <text:p text:style-name="P7">En la lectura también es fácil decir que el nivel de desarrollo se vió ampliamente beneficiado en el siglo XX, por el rápido aumento de capacidad instalada de las diferentes regiones, y como la generación de energía a partir de los años 1880 fué y sigue siendo un medio importante para el desarrollo económico, y por eso los organismos reguladores de la energía están interesados en la correcta planeación de generación de energía para poder hacer de ésta un proceso más eficiente y limp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58:56.829364354</meta:creation-date>
    <dc:date>2019-02-20T13:33:50.571043184</dc:date>
    <meta:editing-duration>PT12M</meta:editing-duration>
    <meta:editing-cycles>1</meta:editing-cycles>
    <meta:document-statistic meta:table-count="0" meta:image-count="0" meta:object-count="0" meta:page-count="1" meta:paragraph-count="9" meta:word-count="351" meta:character-count="2211" meta:non-whitespace-character-count="1866"/>
    <meta:generator>LibreOffice/5.1.6.2$Linux_X86_64 LibreOffice_project/10m0$Build-2</meta:generator>
  </office:meta>
</office:document-meta>
</file>